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005cm" svg:y1="1.967cm" svg:x2="1.64cm" svg:y2="1.967cm">
            <text:p/>
          </draw:line>
          <draw:frame draw:style-name="gr2" draw:layer="layout" svg:width="0.853cm" svg:height="0.962cm" svg:x="0.905cm" svg:y="0.997cm">
            <draw:text-box>
              <text:p>0</text:p>
            </draw:text-box>
          </draw:frame>
          <draw:frame draw:style-name="gr2" draw:text-style-name="P2" draw:layer="layout" svg:width="1.052cm" svg:height="0.573cm" svg:x="0.8cm" svg:y="2.402cm">
            <draw:text-box>
              <text:p text:style-name="P2"><text:span text:style-name="T1">bit-6</text:span></text:p>
            </draw:text-box>
          </draw:frame>
          <draw:frame draw:style-name="gr2" draw:text-style-name="P2" draw:layer="layout" svg:width="0.959cm" svg:height="0.573cm" svg:x="0.9cm" svg:y="2.003cm">
            <draw:text-box>
              <text:p text:style-name="P2"><text:span text:style-name="T1">64s</text:span></text:p>
            </draw:text-box>
          </draw:frame>
        </draw:g>
        <draw:g>
          <draw:line draw:style-name="gr1" draw:text-style-name="P1" draw:layer="layout" svg:x1="5.455cm" svg:y1="1.967cm" svg:x2="6.09cm" svg:y2="1.967cm">
            <text:p/>
          </draw:line>
          <draw:frame draw:style-name="gr2" draw:layer="layout" svg:width="0.853cm" svg:height="0.962cm" svg:x="5.355cm" svg:y="0.997cm">
            <draw:text-box>
              <text:p>0</text:p>
            </draw:text-box>
          </draw:frame>
          <draw:frame draw:style-name="gr2" draw:text-style-name="P2" draw:layer="layout" svg:width="1.052cm" svg:height="0.573cm" svg:x="5.25cm" svg:y="2.402cm">
            <draw:text-box>
              <text:p text:style-name="P2"><text:span text:style-name="T1">bit-0</text:span></text:p>
            </draw:text-box>
          </draw:frame>
          <draw:frame draw:style-name="gr2" draw:text-style-name="P2" draw:layer="layout" svg:width="0.803cm" svg:height="0.573cm" svg:x="5.35cm" svg:y="2.003cm">
            <draw:text-box>
              <text:p text:style-name="P2"><text:span text:style-name="T1">1s</text:span></text:p>
            </draw:text-box>
          </draw:frame>
        </draw:g>
        <draw:g>
          <draw:line draw:style-name="gr1" draw:text-style-name="P1" draw:layer="layout" svg:x1="4.715cm" svg:y1="1.967cm" svg:x2="5.35cm" svg:y2="1.967cm">
            <text:p/>
          </draw:line>
          <draw:frame draw:style-name="gr2" draw:layer="layout" svg:width="0.853cm" svg:height="0.962cm" svg:x="4.615cm" svg:y="0.997cm">
            <draw:text-box>
              <text:p>0</text:p>
            </draw:text-box>
          </draw:frame>
          <draw:frame draw:style-name="gr2" draw:text-style-name="P2" draw:layer="layout" svg:width="1.052cm" svg:height="0.573cm" svg:x="4.51cm" svg:y="2.402cm">
            <draw:text-box>
              <text:p text:style-name="P2"><text:span text:style-name="T1">bit-1</text:span></text:p>
            </draw:text-box>
          </draw:frame>
          <draw:frame draw:style-name="gr2" draw:text-style-name="P2" draw:layer="layout" svg:width="0.803cm" svg:height="0.573cm" svg:x="4.61cm" svg:y="2.003cm">
            <draw:text-box>
              <text:p text:style-name="P2"><text:span text:style-name="T1">2s</text:span></text:p>
            </draw:text-box>
          </draw:frame>
        </draw:g>
        <draw:g>
          <draw:line draw:style-name="gr1" draw:text-style-name="P1" draw:layer="layout" svg:x1="3.95cm" svg:y1="1.967cm" svg:x2="4.585cm" svg:y2="1.967cm">
            <text:p/>
          </draw:line>
          <draw:frame draw:style-name="gr2" draw:layer="layout" svg:width="0.853cm" svg:height="0.962cm" svg:x="3.85cm" svg:y="0.997cm">
            <draw:text-box>
              <text:p>0</text:p>
            </draw:text-box>
          </draw:frame>
          <draw:frame draw:style-name="gr2" draw:text-style-name="P2" draw:layer="layout" svg:width="1.052cm" svg:height="0.573cm" svg:x="3.745cm" svg:y="2.402cm">
            <draw:text-box>
              <text:p text:style-name="P2"><text:span text:style-name="T1">bit-2</text:span></text:p>
            </draw:text-box>
          </draw:frame>
          <draw:frame draw:style-name="gr2" draw:text-style-name="P2" draw:layer="layout" svg:width="0.803cm" svg:height="0.573cm" svg:x="3.845cm" svg:y="2.003cm">
            <draw:text-box>
              <text:p text:style-name="P2"><text:span text:style-name="T1">4s</text:span></text:p>
            </draw:text-box>
          </draw:frame>
        </draw:g>
        <draw:g>
          <draw:line draw:style-name="gr1" draw:text-style-name="P1" draw:layer="layout" svg:x1="3.215cm" svg:y1="1.967cm" svg:x2="3.85cm" svg:y2="1.967cm">
            <text:p/>
          </draw:line>
          <draw:frame draw:style-name="gr2" draw:layer="layout" svg:width="0.853cm" svg:height="0.962cm" svg:x="3.115cm" svg:y="0.997cm">
            <draw:text-box>
              <text:p>0</text:p>
            </draw:text-box>
          </draw:frame>
          <draw:frame draw:style-name="gr2" draw:text-style-name="P2" draw:layer="layout" svg:width="1.052cm" svg:height="0.573cm" svg:x="3.01cm" svg:y="2.402cm">
            <draw:text-box>
              <text:p text:style-name="P2"><text:span text:style-name="T1">bit-3</text:span></text:p>
            </draw:text-box>
          </draw:frame>
          <draw:frame draw:style-name="gr2" draw:text-style-name="P2" draw:layer="layout" svg:width="0.803cm" svg:height="0.573cm" svg:x="3.11cm" svg:y="2.003cm">
            <draw:text-box>
              <text:p text:style-name="P2"><text:span text:style-name="T1">8s</text:span></text:p>
            </draw:text-box>
          </draw:frame>
        </draw:g>
        <draw:g>
          <draw:line draw:style-name="gr1" draw:text-style-name="P1" draw:layer="layout" svg:x1="2.48cm" svg:y1="1.967cm" svg:x2="3.115cm" svg:y2="1.967cm">
            <text:p/>
          </draw:line>
          <draw:frame draw:style-name="gr2" draw:layer="layout" svg:width="0.853cm" svg:height="0.962cm" svg:x="2.38cm" svg:y="0.997cm">
            <draw:text-box>
              <text:p>0</text:p>
            </draw:text-box>
          </draw:frame>
          <draw:frame draw:style-name="gr2" draw:text-style-name="P2" draw:layer="layout" svg:width="1.052cm" svg:height="0.573cm" svg:x="2.275cm" svg:y="2.402cm">
            <draw:text-box>
              <text:p text:style-name="P2"><text:span text:style-name="T1">bit-4</text:span></text:p>
            </draw:text-box>
          </draw:frame>
          <draw:frame draw:style-name="gr2" draw:text-style-name="P2" draw:layer="layout" svg:width="0.959cm" svg:height="0.573cm" svg:x="2.375cm" svg:y="2.003cm">
            <draw:text-box>
              <text:p text:style-name="P2"><text:span text:style-name="T1">16s</text:span></text:p>
            </draw:text-box>
          </draw:frame>
        </draw:g>
        <draw:g>
          <draw:line draw:style-name="gr1" draw:text-style-name="P1" draw:layer="layout" svg:x1="0.294cm" svg:y1="1.967cm" svg:x2="0.929cm" svg:y2="1.967cm">
            <text:p/>
          </draw:line>
          <draw:frame draw:style-name="gr2" draw:layer="layout" svg:width="0.853cm" svg:height="0.962cm" svg:x="0.194cm" svg:y="0.997cm">
            <draw:text-box>
              <text:p>0</text:p>
            </draw:text-box>
          </draw:frame>
          <draw:frame draw:style-name="gr2" draw:text-style-name="P2" draw:layer="layout" svg:width="1.052cm" svg:height="0.573cm" svg:x="0.089cm" svg:y="2.402cm">
            <draw:text-box>
              <text:p text:style-name="P2"><text:span text:style-name="T1">bit-7</text:span></text:p>
            </draw:text-box>
          </draw:frame>
          <draw:frame draw:style-name="gr2" draw:text-style-name="P2" draw:layer="layout" svg:width="1.116cm" svg:height="0.573cm" svg:x="0.089cm" svg:y="2.003cm">
            <draw:text-box>
              <text:p text:style-name="P2"><text:span text:style-name="T1">128s</text:span></text:p>
            </draw:text-box>
          </draw:frame>
        </draw:g>
        <draw:g>
          <draw:line draw:style-name="gr1" draw:text-style-name="P1" draw:layer="layout" svg:x1="1.745cm" svg:y1="1.967cm" svg:x2="2.38cm" svg:y2="1.967cm">
            <text:p/>
          </draw:line>
          <draw:frame draw:style-name="gr2" draw:layer="layout" svg:width="0.853cm" svg:height="0.962cm" svg:x="1.645cm" svg:y="0.997cm">
            <draw:text-box>
              <text:p>0</text:p>
            </draw:text-box>
          </draw:frame>
          <draw:frame draw:style-name="gr2" draw:text-style-name="P2" draw:layer="layout" svg:width="1.052cm" svg:height="0.573cm" svg:x="1.54cm" svg:y="2.402cm">
            <draw:text-box>
              <text:p text:style-name="P2"><text:span text:style-name="T1">bit-5</text:span></text:p>
            </draw:text-box>
          </draw:frame>
          <draw:frame draw:style-name="gr2" draw:text-style-name="P2" draw:layer="layout" svg:width="0.959cm" svg:height="0.573cm" svg:x="1.64cm" svg:y="2.003cm">
            <draw:text-box>
              <text:p text:style-name="P2"><text:span text:style-name="T1">32s</text:span></text:p>
            </draw:text-box>
          </draw:frame>
        </draw:g>
        <draw:custom-shape draw:style-name="gr3" draw:text-style-name="P4" draw:layer="layout" svg:width="2.54cm" svg:height="1.27cm" svg:x="3.445cm" svg:y="3.61cm">
          <text:p text:style-name="P3"><text:span text:style-name="T2">rightmost or </text:span></text:p>
          <text:p text:style-name="P3"><text:span text:style-name="T3">least</text:span><text:span text:style-name="T2"> significa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287.839433294 -12049.09520062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4" draw:layer="layout" svg:width="2.54cm" svg:height="1.27cm" svg:x="0.335cm" svg:y="3.61cm">
          <text:p text:style-name="P3"><text:span text:style-name="T2">leftmost or </text:span></text:p>
          <text:p text:style-name="P3"><text:span text:style-name="T3">most</text:span><text:span text:style-name="T2"> significa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81.70011806375 -11386.309992132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layer="layout" svg:width="1.772cm" svg:height="0.962cm" svg:x="2.375cm" svg:y="0.108cm">
          <draw:text-box>
            <text:p>By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</meta:initial-creator>
    <meta:creation-date>2014-09-28T07:11:09.603752997</meta:creation-date>
    <dc:date>2014-09-28T07:25:47.917508253</dc:date>
    <dc:creator>greg </dc:creator>
    <meta:editing-duration>PT2M7S</meta:editing-duration>
    <meta:editing-cycles>3</meta:editing-cycles>
    <meta:generator>LibreOffice/4.2.6.3$Linux_X86_64 LibreOffice_project/420m0$Build-3</meta:generator>
    <meta:document-statistic meta:object-count="43"/>
  </office:meta>
</office:document-meta>
</file>